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84cm" fo:min-width="4.3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.724cm"/>
    </style:style>
    <style:style style:name="gr3" style:family="graphic" style:parent-style-name="standard">
      <style:graphic-properties draw:textarea-horizontal-align="justify" draw:textarea-vertical-align="middle" draw:auto-grow-height="false" fo:min-height="0.64cm" fo:min-width="1.724cm"/>
    </style:style>
    <style:style style:name="gr4" style:family="graphic" style:parent-style-name="standard">
      <style:graphic-properties draw:textarea-horizontal-align="justify" draw:textarea-vertical-align="middle" draw:auto-grow-height="false" fo:min-height="1.546cm" fo:min-width="1.65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81d41a" draw:fill-color="#81d41a" draw:textarea-horizontal-align="justify" draw:textarea-vertical-align="middle" draw:auto-grow-height="false" fo:min-height="2.984cm" fo:min-width="3.27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81d41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6.858cm" svg:height="4.572cm" svg:x="1.778cm" svg:y="5.334cm">
          <text:p text:style-name="P1">Computational Geome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58cm" svg:height="4.572cm" svg:x="20.066cm" svg:y="5.08cm">
          <text:p text:style-name="P1">Robo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54cm" svg:height="1.524cm" svg:x="16.764cm" svg:y="6.85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xml:id="id1" draw:id="id1" draw:layer="layout" svg:width="2.54cm" svg:height="1.778cm" svg:x="8.89cm" svg:y="6.858cm">
          <text:p/>
          <draw:enhanced-geometry svg:viewBox="0 0 21600 21600" draw:text-areas="?f7 ?f0 21600 ?f2" draw:mirror-horizontal="true" draw:mirror-vertic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xml:id="id3" draw:id="id3" draw:layer="layout" svg:width="3.048cm" svg:height="2.54cm" svg:x="12.7cm" svg:y="6.604cm">
          <text:p text:style-name="P1">DD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5s" smil:fill="hold" smil:targetElement="id1" smil:attributeName="visibility" smil:to="visible"/>
                  <anim:transitionFilter smil:dur="0.75s" smil:targetElement="id1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5s" smil:fill="hold" smil:targetElement="id2" smil:attributeName="visibility" smil:to="visible"/>
                  <anim:transitionFilter smil:dur="0.75s" smil:targetElement="id2" smil:type="barWipe" smil:subtype="leftToRight" smil:direction="reverse"/>
                </anim:par>
              </anim:par>
              <anim:par smil:begin="0.7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3" xml:id="id4" draw:id="id4" draw:layer="layout" svg:width="5.334cm" svg:height="4.572cm" svg:x="4.572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34cm" svg:height="4.572cm" svg:x="22.09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34cm" svg:height="4.572cm" svg:x="19.05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34cm" svg:height="4.572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34cm" svg:height="4.572cm" svg:x="1.52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34cm" svg:height="4.572cm" svg:x="10.1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34cm" svg:height="4.572cm" svg:x="17.2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34cm" svg:height="4.572cm" svg:x="15.74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34cm" svg:height="4.572cm" svg:x="2.794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14:46:55.960555534</meta:creation-date>
    <meta:generator>LibreOffice/6.4.7.2$Linux_X86_64 LibreOffice_project/40$Build-2</meta:generator>
    <dc:date>2022-08-06T14:55:20.693685859</dc:date>
    <meta:editing-duration>PT8M26S</meta:editing-duration>
    <meta:editing-cycles>2</meta:editing-cycles>
    <meta:document-statistic meta:object-count="39"/>
  </office:meta>
</office:document-meta>
</file>